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width="0.002cm" draw:fill-color="#55cdff"/>
    </style:style>
    <style:style style:name="gr2" style:family="graphic" style:parent-style-name="standard">
      <style:graphic-properties svg:stroke-width="0.001cm" svg:stroke-color="#80daff" draw:fill="none" draw:fill-color="#ffffff" fo:padding-top="-0.049cm" fo:padding-bottom="-0.049cm" fo:padding-left="-0.049cm" fo:padding-right="-0.049cm"/>
    </style:style>
    <style:style style:name="gr3" style:family="graphic" style:parent-style-name="standard">
      <style:graphic-properties draw:stroke="none" svg:stroke-width="0.001cm" draw:fill-color="#0096d4"/>
    </style:style>
    <style:style style:name="gr4" style:family="graphic" style:parent-style-name="standard">
      <style:graphic-properties draw:stroke="none" svg:stroke-width="0.001cm" draw:fill-color="#00b4ff"/>
    </style:style>
    <style:style style:name="gr5" style:family="graphic" style:parent-style-name="standard">
      <style:graphic-properties draw:stroke="none" svg:stroke-width="0.001cm" draw:fill-color="#000000"/>
    </style:style>
    <style:style style:name="gr6" style:family="graphic" style:parent-style-name="standard">
      <style:graphic-properties draw:stroke="none" svg:stroke-width="0.001cm" draw:fill-color="#ffffff"/>
    </style:style>
  </office:automatic-styles>
  <office:body>
    <office:drawing>
      <draw:page draw:name="page1" draw:style-name="dp1" draw:master-page-name="Default">
        <draw:g>
          <draw:glue-point draw:id="4" svg:x="-4.137cm" svg:y="-5cm"/>
          <draw:glue-point draw:id="5" svg:x="-1.698cm" svg:y="-5cm"/>
          <draw:glue-point draw:id="6" svg:x="-2.917cm" svg:y="-5cm"/>
          <draw:glue-point draw:id="7" svg:x="-5cm" svg:y="5cm"/>
          <draw:glue-point draw:id="8" svg:x="-2.76cm" svg:y="5cm"/>
          <draw:glue-point draw:id="9" svg:x="-3.88cm" svg:y="5cm"/>
          <draw:glue-point draw:id="10" svg:x="-5cm" svg:y="-4.204cm"/>
          <draw:glue-point draw:id="11" svg:x="-5cm" svg:y="0.399cm"/>
          <draw:glue-point draw:id="12" svg:x="5cm" svg:y="-2.606cm"/>
          <draw:glue-point draw:id="13" svg:x="5cm" svg:y="1.993cm"/>
          <draw:glue-point draw:id="14" svg:x="5cm" svg:y="-0.306cm"/>
          <draw:glue-point draw:id="15" svg:x="-1.399cm" svg:y="-0.43cm"/>
          <draw:polygon draw:style-name="gr1" draw:layer="layout" svg:width="1.035cm" svg:height="0.626cm" svg:x="0.39cm" svg:y="0cm" svg:viewBox="0 0 1036 627" draw:points="1036,479 170,0 0,159 889,627">
            <text:p/>
          </draw:polygon>
          <draw:path draw:style-name="gr2" draw:layer="layout" svg:width="1.035cm" svg:height="0.618cm" svg:x="0.39cm" svg:y="0.008cm" svg:viewBox="0 0 1036 619" svg:d="m1036 471-851-471zm-24 0-161 151 889 468 147-148zm0 0z">
            <text:p/>
          </draw:path>
          <draw:polygon draw:style-name="gr3" draw:layer="layout" svg:width="1.583cm" svg:height="1.841cm" svg:x="0cm" svg:y="0.159cm" svg:viewBox="0 0 1584 1842" draw:points="1279,466 390,0 0,0 0,1842 390,1842 1279,1399 1584,1399 1584,466">
            <text:p/>
          </draw:polygon>
          <draw:polygon draw:style-name="gr2" draw:layer="layout" svg:width="1.583cm" svg:height="1.841cm" svg:x="0cm" svg:y="0.159cm" svg:viewBox="0 0 1584 1842" draw:points="1279,466 390,0 0,0 0,1842 390,1842 1279,1399 1584,1399 1584,466">
            <text:p/>
          </draw:polygon>
          <draw:polygon draw:style-name="gr4" draw:layer="layout" svg:width="0.146cm" svg:height="1.079cm" svg:x="1.595cm" svg:y="0.479cm" svg:viewBox="0 0 147 1080" draw:points="0,1080 147,920 147,0 0,159">
            <text:p/>
          </draw:polygon>
          <draw:polygon draw:style-name="gr2" draw:layer="layout" svg:width="0.146cm" svg:height="1.079cm" svg:x="1.595cm" svg:y="0.479cm" svg:viewBox="0 0 147 1080" draw:points="0,1080 147,920 147,0 0,159">
            <text:p/>
          </draw:polygon>
          <draw:polygon draw:style-name="gr4" draw:layer="layout" svg:width="0.56cm" svg:height="0.159cm" svg:x="0cm" svg:y="0cm" svg:viewBox="0 0 561 160" draw:points="390,160 561,0 158,0 0,160">
            <text:p/>
          </draw:polygon>
          <draw:path draw:style-name="gr2" draw:layer="layout" svg:width="0.551cm" svg:height="0.151cm" svg:x="0cm" svg:y="0.008cm" svg:viewBox="0 0 552 152" svg:d="m390 152 162-152zm-402 0-150 152h390zm0 0z">
            <text:p/>
          </draw:path>
          <draw:polygon draw:style-name="gr4" draw:layer="layout" svg:width="0.475cm" svg:height="0.147cm" svg:x="1.267cm" svg:y="0.479cm" svg:viewBox="0 0 476 148" draw:points="0,148 329,148 476,0 146,0">
            <text:p/>
          </draw:polygon>
          <draw:polygon draw:style-name="gr2" draw:layer="layout" svg:width="0.475cm" svg:height="0.147cm" svg:x="1.267cm" svg:y="0.479cm" svg:viewBox="0 0 476 148" draw:points="0,148 329,148 476,0 146,0">
            <text:p/>
          </draw:polygon>
          <draw:polygon draw:style-name="gr5" draw:layer="layout" svg:width="1.315cm" svg:height="0.344cm" svg:x="0.195cm" svg:y="1.227cm" svg:viewBox="0 0 1316 345" draw:points="852,345 1181,122 1206,172 1316,0 1121,25 1145,61 828,270 0,270 0,345">
            <text:p/>
          </draw:polygon>
          <draw:polygon draw:style-name="gr5" draw:layer="layout" svg:width="1.291cm" svg:height="0.172cm" svg:x="0.195cm" svg:y="1.018cm" svg:viewBox="0 0 1292 173" draw:points="1109,173 1292,86 1109,0 1109,61 0,61 0,124 1109,124">
            <text:p/>
          </draw:polygon>
          <draw:polygon draw:style-name="gr5" draw:layer="layout" svg:width="1.315cm" svg:height="0.344cm" svg:x="0.195cm" svg:y="0.65cm" svg:viewBox="0 0 1316 345" draw:points="852,0 1181,221 1206,172 1316,345 1121,320 1145,270 828,62 0,62 0,0">
            <text:p/>
          </draw:polygon>
          <draw:polygon draw:style-name="gr6" draw:layer="layout" svg:width="1.315cm" svg:height="0.344cm" svg:x="0.207cm" svg:y="1.215cm" svg:viewBox="0 0 1316 345" draw:points="853,345 1181,123 1206,172 1316,0 1121,24 1145,61 828,270 0,270 0,345">
            <text:p/>
          </draw:polygon>
          <draw:polygon draw:style-name="gr6" draw:layer="layout" svg:width="1.29cm" svg:height="0.172cm" svg:x="0.207cm" svg:y="1.006cm" svg:viewBox="0 0 1291 173" draw:points="1108,173 1291,86 1108,0 1108,61 0,61 0,123 1108,123">
            <text:p/>
          </draw:polygon>
          <draw:polygon draw:style-name="gr6" draw:layer="layout" svg:width="1.315cm" svg:height="0.344cm" svg:x="0.207cm" svg:y="0.638cm" svg:viewBox="0 0 1316 345" draw:points="853,0 1181,221 1206,171 1316,345 1121,320 1145,270 828,61 0,61 0,0">
            <text:p/>
          </draw:polygon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Cisco - DSLAM</dc:title>
    <meta:creation-date>2011-02-07T16:34:10</meta:creation-date>
    <meta:editing-duration>P0D</meta:editing-duration>
    <meta:editing-cycles>1</meta:editing-cycles>
    <meta:document-statistic meta:object-count="17"/>
    <meta:generator>OpenOffice.org/3.3$Linux OpenOffice.org_project/330m20$Build-9567</meta:generator>
  </office:meta>
</office:document-meta>
</file>